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华文琥珀" svg:font-family="华文琥珀" style:font-family-generic="system" style:font-pitch="variable"/>
    <style:font-face style:name="宋体" svg:font-family="宋体" style:font-family-generic="system" style:font-pitch="variable"/>
    <style:font-face style:name="等线1" svg:font-family="等线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P1" style:family="paragraph" style:parent-style-name="Header">
      <style:paragraph-properties fo:padding="0cm" fo:border="none"/>
    </style:style>
    <style:style style:name="P2" style:family="paragraph" style:parent-style-name="List_20_Paragraph" style:list-style-name="WWNum3">
      <style:paragraph-properties fo:line-height="150%"/>
    </style:style>
    <style:style style:name="P3" style:family="paragraph" style:parent-style-name="List_20_Paragraph">
      <style:paragraph-properties fo:margin-left="1.27cm" fo:margin-right="0cm" fo:line-height="150%" fo:text-indent="0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style:font-name-asian="华文琥珀" style:font-size-asian="26pt"/>
    </style:style>
    <style:style style:name="P7" style:family="paragraph" style:parent-style-name="Standard">
      <style:paragraph-properties fo:line-height="120%"/>
    </style:style>
    <style:style style:name="P8" style:family="paragraph" style:parent-style-name="Standard" style:list-style-name="WWNum1"/>
    <style:style style:name="P9" style:family="paragraph" style:parent-style-name="Standard">
      <style:paragraph-properties fo:margin-left="0cm" fo:margin-right="0cm" fo:text-indent="1.062cm" style:auto-text-indent="false"/>
    </style:style>
    <style:style style:name="P10" style:family="paragraph" style:parent-style-name="Standard">
      <style:paragraph-properties fo:margin-left="0cm" fo:margin-right="0cm" fo:line-height="120%" fo:text-indent="0.977cm" style:auto-text-indent="false"/>
    </style:style>
    <style:style style:name="P11" style:family="paragraph" style:parent-style-name="Standard">
      <style:paragraph-properties fo:margin-left="0cm" fo:margin-right="0cm" fo:line-height="120%" fo:text-indent="0.982cm" style:auto-text-indent="false"/>
    </style:style>
    <style:style style:name="P12" style:family="paragraph" style:parent-style-name="Standard">
      <style:paragraph-properties fo:margin-left="0cm" fo:margin-right="0cm" fo:line-height="120%" fo:text-indent="0.838cm" style:auto-text-indent="false"/>
      <style:text-properties style:font-name="Arial" fo:font-size="12pt" style:font-size-asian="12pt" style:font-name-complex="Arial1" style:font-weight-complex="bold"/>
    </style:style>
    <style:style style:name="P13" style:family="paragraph" style:parent-style-name="Standard">
      <style:paragraph-properties fo:margin-left="1.27cm" fo:margin-right="0cm" fo:text-indent="0cm" style:auto-text-indent="false"/>
    </style:style>
    <style:style style:name="P14" style:family="paragraph" style:parent-style-name="Standard">
      <style:paragraph-properties fo:margin-left="1.27cm" fo:margin-right="0cm" fo:line-height="150%" fo:text-indent="0cm" style:auto-text-indent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 fo:font-weight="bold" style:font-size-asian="22pt" style:font-weight-asian="bold" style:font-weight-complex="bold"/>
    </style:style>
    <style:style style:name="T2" style:family="text">
      <style:text-properties fo:font-size="22pt" style:font-name-asian="华文琥珀" style:font-size-asian="22pt" style:font-size-complex="2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name-asian="华文琥珀" style:font-size-asian="24pt"/>
    </style:style>
    <style:style style:name="T5" style:family="text">
      <style:text-properties fo:font-size="18pt" style:font-name-asian="华文琥珀" style:font-size-asian="18pt" style:font-size-complex="18pt"/>
    </style:style>
    <style:style style:name="T6" style:family="text">
      <style:text-properties style:font-name="Arial Black" fo:font-size="15pt" fo:font-weight="bold" style:font-size-asian="15pt" style:font-weight-asian="bold" style:font-weight-complex="bold"/>
    </style:style>
    <style:style style:name="T7" style:family="text">
      <style:text-properties style:font-name="Arial Black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 Black" fo:font-size="14pt" fo:font-weight="bold" officeooo:rsid="001f717e" style:font-size-asian="14pt" style:font-weight-asian="bold" style:font-size-complex="14pt" style:font-weight-complex="bold"/>
    </style:style>
    <style:style style:name="T9" style:family="text">
      <style:text-properties fo:font-size="16pt" style:font-name-asian="华文琥珀" style:font-size-asian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style:font-name="Arial" fo:font-size="12pt" style:font-size-asian="12pt" style:font-name-complex="Arial1" style:font-weight-complex="bold"/>
    </style:style>
    <style:style style:name="T13" style:family="text">
      <style:text-properties fo:font-size="12pt" style:font-size-asian="12pt"/>
    </style:style>
    <style:style style:name="gr1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26cm" fo:margin-right="0.026cm" fo:margin-top="0.042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26cm" fo:margin-right="0.026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26cm" fo:margin-right="0.026cm" fo:margin-top="0.037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26cm" fo:margin-right="0.026cm" fo:margin-top="0.026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<text:s text:c="2"/></text:span></text:p>
      <text:p text:style-name="P5"/>
      <text:p text:style-name="Standard"><text:span text:style-name="T3"><text:s text:c="7"/>西 安 邮 电 大 学</text:span></text:p>
      <text:p text:style-name="Standard"><text:span text:style-name="T4"><text:s text:c="8"/></text:span><text:span text:style-name="T5"><text:s text:c="4"/>（计算机学院）</text:span></text:p>
      <text:p text:style-name="P6"/>
      <text:p text:style-name="P4"><text:span text:style-name="T2">课内实验报告</text:span></text:p>
      <text:p text:style-name="P6"/>
      <text:p text:style-name="P9"><draw:line text:anchor-type="paragraph" draw:z-index="4" draw:name="直接连接符 18" draw:style-name="gr2" draw:text-style-name="P16" svg:x1="3.175cm" svg:y1="0.826cm" svg:x2="12.065cm" svg:y2="0.826cm"><text:p/></draw:line><text:span text:style-name="T6">实验名称： <text:s text:c="4"/>Javascript设计(二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line text:anchor-type="paragraph" draw:z-index="0" draw:name="直接连接符 17" draw:style-name="gr3" draw:text-style-name="P16" svg:x1="3.493cm" svg:y1="0.826cm" svg:x2="11.748cm" svg:y2="0.826cm"><text:p/></draw:line><draw:line text:anchor-type="paragraph" draw:z-index="1" draw:name="直接连接符 16" draw:style-name="gr3" draw:text-style-name="P16" svg:x1="3.493cm" svg:y1="0.826cm" svg:x2="11.748cm" svg:y2="0.826cm"><text:p/></draw:line><text:span text:style-name="T10"><text:s text:c="4"/></text:span><text:span text:style-name="T7">专业名称：<text:tab/><text:tab/> <text:s text:c="2"/>软件工程</text:span></text:p>
      <text:p text:style-name="P10"><draw:line text:anchor-type="paragraph" draw:z-index="2" draw:name="直接连接符 15" draw:style-name="gr4" draw:text-style-name="P16" svg:x1="3.493cm" svg:y1="0.826cm" svg:x2="11.748cm" svg:y2="0.826cm"><text:p/></draw:line><text:span text:style-name="T7">班 <text:s text:c="3"/>级：<text:tab/><text:tab/> <text:s text:c="7"/>软件</text:span><text:span text:style-name="T8">2003班</text:span></text:p>
      <text:p text:style-name="P7"><draw:line text:anchor-type="paragraph" draw:z-index="5" draw:name="直接连接符 14" draw:style-name="gr1" draw:text-style-name="P16" svg:x1="3.493cm" svg:y1="0.826cm" svg:x2="11.748cm" svg:y2="0.826cm"><text:p/></draw:line><text:span text:style-name="T7"><text:s text:c="4"/>学生姓名：<text:tab/><text:tab/> <text:s/>葛玉菲 <text:s text:c="6"/></text:span></text:p>
      <text:p text:style-name="P11"><draw:line text:anchor-type="paragraph" draw:z-index="6" draw:name="直接连接符 13" draw:style-name="gr1" draw:text-style-name="P16" svg:x1="3.572cm" svg:y1="0.73cm" svg:x2="11.827cm" svg:y2="0.73cm"><text:p/></draw:line><text:span text:style-name="T7">学号： <text:s text:c="18"/></text:span><text:span text:style-name="T8">04203103</text:span></text:p>
      <text:p text:style-name="P11"><draw:line text:anchor-type="paragraph" draw:z-index="3" draw:name="直接连接符 11" draw:style-name="gr3" draw:text-style-name="P16" svg:x1="3.519cm" svg:y1="0.826cm" svg:x2="11.774cm" svg:y2="0.826cm"><text:p/></draw:line><text:span text:style-name="T7">实验日期： <text:s text:c="8"/>2022年6月15日</text:span></text:p>
      <text:p text:style-name="P12"/>
      <text:p text:style-name="P12"/>
      <text:p text:style-name="P12"/>
      <text:p text:style-name="P12"/>
      <text:p text:style-name="P12"/>
      <text:p text:style-name="Standard"/>
      <text:p text:style-name="Standard"/>
      <text:p text:style-name="Standard"><text:soft-page-break/></text:p>
      <text:p text:style-name="Standard"/>
      <text:list xml:id="list3686364679" text:style-name="WWNum1">
        <text:list-item>
          <text:p text:style-name="P8"><text:span text:style-name="T11">实验目的</text:span></text:p>
        </text:list-item>
      </text:list>
      <text:p text:style-name="P3"><text:span text:style-name="T13">练习DOM编程和事件处理方法，通过JavaScript编程在前期完成的管理信息系统界面中添加表单验证等功能。</text:span></text:p>
      <text:list xml:id="list153729431224005" text:continue-numbering="true" text:style-name="WWNum1">
        <text:list-item>
          <text:p text:style-name="P8"><text:span text:style-name="T11">实验内容</text:span></text:p>
        </text:list-item>
      </text:list>
      <text:p text:style-name="P14"><text:span text:style-name="T13">1、修改表单：</text:span></text:p>
      <text:p text:style-name="P14"><text:span text:style-name="T13"><text:s text:c="3"/>将用户注册表单中的注册账号、账号密码、确认密码对应的文本框名称分别修改为：HCI、xupt1、xupt2。</text:span></text:p>
      <text:p text:style-name="P14"><text:span text:style-name="T13">2、编写事件驱动代码：</text:span></text:p>
      <text:p text:style-name="P14"><text:span text:style-name="T13"><text:s text:c="3"/>在提交按钮的代码中加入事件驱动代码：</text:span></text:p>
      <text:p text:style-name="P14"><text:span text:style-name="T13"><text:s text:c="3"/>onclick="return check ( )</text:span> <text:span text:style-name="T13">"</text:span></text:p>
      <text:p text:style-name="P14"><text:span text:style-name="T13">3、编写check函数：</text:span></text:p>
      <text:p text:style-name="P14"><text:s text:c="3"/><text:span text:style-name="T13">在&lt;head&gt;&lt;/head&gt;中插入客户端验证代码，使得：</text:span></text:p>
      <text:list xml:id="list3851058346" text:style-name="WWNum3">
        <text:list-item>
          <text:p text:style-name="P2"><text:span text:style-name="T13">“注册账号”、“账号密码”、“确认密码”非空；</text:span></text:p>
        </text:list-item>
        <text:list-item>
          <text:p text:style-name="P2"><text:span text:style-name="T13">“账号密码”和“确认密码”一致；</text:span></text:p>
        </text:list-item>
        <text:list-item>
          <text:p text:style-name="P2"><text:span text:style-name="T13"><text:s/>“账号密码”位数为6-20位。</text:span></text:p>
        </text:list-item>
      </text:list>
      <text:list xml:id="list153728918841149" text:continue-list="list153729431224005" text:style-name="WWNum1">
        <text:list-item>
          <text:p text:style-name="P8"><text:span text:style-name="T11">实验结果及分析</text:span></text:p>
        </text:list-item>
      </text:list>
      <text:p text:style-name="P13"><text:span text:style-name="T13">提交客户端验证的表单页面和实验程序。</text:span></text:p>
      <text:p text:style-name="Standard"><text:soft-page-break/><text:s text:c="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华文琥珀" svg:font-family="华文琥珀" style:font-family-generic="system" style:font-pitch="variable"/>
    <style:font-face style:name="宋体" svg:font-family="宋体" style:font-family-generic="system" style:font-pitch="variable"/>
    <style:font-face style:name="等线1" svg:font-family="等线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等线" fo:font-size="10.5pt" fo:language="en" fo:country="US" style:letter-kerning="false" style:font-name-asian="等线1" style:font-size-asian="10pt" style:language-asian="zh" style:country-asian="CN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等线" fo:font-size="10.5pt" fo:language="en" fo:country="US" style:letter-kerning="false" style:font-name-asian="等线1" style:font-size-asian="10pt" style:language-asian="zh" style:country-asian="CN" style:font-name-complex="F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0.5pt" style:letter-kerning="true" style:font-name-asian="宋体" style:font-family-asian="宋体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next-style-name="Standard" style:default-outline-level="">
      <style:text-properties style:font-name="等线 Light" fo:font-family="'等线 Light'" style:font-family-generic="roman" style:font-pitch="variable" fo:font-size="10pt" style:font-name-asian="黑体" style:font-family-asian="黑体" style:font-family-generic-asian="system" style:font-pitch-asian="variable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style:font-name="Times New Roman" fo:font-family="'Times New Roman'" style:font-family-generic="roman" style:font-pitch="variable" fo:font-size="9pt" style:font-name-asian="宋体" style:font-family-asian="宋体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页脚_20_字符" style:display-name="页脚 字符" style:family="text" style:parent-style-name="Default_20_Paragraph_20_Font">
      <style:text-properties style:font-name="Times New Roman" fo:font-family="'Times New Roman'" style:font-family-generic="roman" style:font-pitch="variable" fo:font-size="9pt" style:font-name-asian="宋体" style:font-family-asian="宋体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3.38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741cm" fo:margin-left="4.86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5.60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6.3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741cm" fo:margin-left="7.09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7.83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="0cm" fo:border="none"/>
    </style:style>
    <style:page-layout style:name="Mpm1">
      <style:page-layout-properties fo:page-width="21.001cm" fo:page-height="29.7cm" style:num-format="1" style:print-orientation="portrait" fo:margin-top="1.501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3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润纪 刘</meta:initial-creator>
    <meta:editing-cycles>45</meta:editing-cycles>
    <meta:creation-date>2020-11-15T00:34:00</meta:creation-date>
    <dc:date>2022-06-19T15:37:27.910930565</dc:date>
    <meta:editing-duration>PT19H22M10S</meta:editing-duration>
    <meta:generator>LibreOffice/6.4.7.2$Linux_X86_64 LibreOffice_project/40$Build-2</meta:generator>
    <meta:document-statistic meta:table-count="0" meta:image-count="0" meta:object-count="0" meta:page-count="3" meta:paragraph-count="26" meta:word-count="313" meta:character-count="521" meta:non-whitespace-character-count="4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1.1.0.9719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